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margin-left="5.4159in">
        <style:tab-stops/>
      </style:paragraph-properties>
    </style:style>
    <style:style style:name="P3" style:parent-style-name="Standard" style:family="paragraph">
      <style:paragraph-properties fo:margin-left="5.4159in">
        <style:tab-stops/>
      </style:paragraph-properties>
    </style:style>
    <style:style style:name="P4" style:parent-style-name="Standard" style:family="paragraph">
      <style:paragraph-properties fo:margin-left="5.4159in">
        <style:tab-stops/>
      </style:paragraph-properties>
    </style:style>
    <style:style style:name="P5" style:parent-style-name="Standard" style:family="paragraph">
      <style:paragraph-properties fo:margin-left="5.4159in">
        <style:tab-stops/>
      </style:paragraph-properties>
    </style:style>
    <style:style style:name="P6" style:parent-style-name="Standard" style:family="paragraph">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size="14pt" style:font-size-asian="14pt" style:font-size-complex="14pt"/>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fo:font-size="18pt" style:font-size-asian="18pt" style:font-size-complex="18pt"/>
    </style:style>
    <style:style style:name="P15" style:parent-style-name="Standard" style:family="paragraph">
      <style:text-properties fo:font-weight="bold" style:font-weight-asian="bold" style:font-weight-complex="bold" fo:font-size="18pt" style:font-size-asian="18pt" style:font-size-complex="18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fo:font-weight="bold" style:font-weight-asian="bold" style:font-weight-complex="bold" fo:font-size="16pt" style:font-size-asian="16pt" style:font-size-complex="16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T22" style:parent-style-name="Fuentedepárrafopredeter." style:family="text">
      <style:text-properties fo:font-size="14pt" style:font-size-asian="14pt" style:font-size-complex="14pt"/>
    </style:style>
    <style:style style:name="T23" style:parent-style-name="Fuentedepárrafopredeter." style:family="text">
      <style:text-properties fo:font-size="14pt" style:font-size-asian="14pt" style:font-size-complex="14pt"/>
    </style:style>
    <style:style style:name="T24" style:parent-style-name="Fuentedepárrafopredeter." style:family="text">
      <style:text-properties fo:font-size="14pt" style:font-size-asian="14pt" style:font-size-complex="14pt"/>
    </style:style>
    <style:style style:name="T25" style:parent-style-name="Fuentedepárrafopredeter." style:family="text">
      <style:text-properties fo:font-size="14pt" style:font-size-asian="14pt" style:font-size-complex="14pt"/>
    </style:style>
    <style:style style:name="T26" style:parent-style-name="Fuentedepárrafopredeter." style:family="text">
      <style:text-properties fo:font-size="14pt" style:font-size-asian="14pt" style:font-size-complex="14pt"/>
    </style:style>
    <style:style style:name="T27" style:parent-style-name="Fuentedepárrafopredeter." style:family="text">
      <style:text-properties fo:font-size="14pt" style:font-size-asian="14pt" style:font-size-complex="14pt"/>
    </style:style>
    <style:style style:name="T28" style:parent-style-name="Fuentedepárrafopredeter." style:family="text">
      <style:text-properties fo:font-size="14pt" style:font-size-asian="14pt" style:font-size-complex="14pt"/>
    </style:style>
    <style:style style:name="T29" style:parent-style-name="Fuentedepárrafopredeter." style:family="text">
      <style:text-properties fo:font-size="14pt" style:font-size-asian="14pt" style:font-size-complex="14pt"/>
    </style:style>
    <style:style style:name="T30" style:parent-style-name="Fuentedepárrafopredeter." style:family="text">
      <style:text-properties fo:font-size="14pt" style:font-size-asian="14pt" style:font-size-complex="14pt"/>
    </style:style>
    <style:style style:name="T31" style:parent-style-name="Fuentedepárrafopredeter." style:family="text">
      <style:text-properties fo:font-size="14pt" style:font-size-asian="14pt" style:font-size-complex="14pt"/>
    </style:style>
    <style:style style:name="T32" style:parent-style-name="Fuentedepárrafopredeter." style:family="text">
      <style:text-properties fo:font-size="14pt" style:font-size-asian="14pt" style:font-size-complex="14pt"/>
    </style:style>
    <style:style style:name="T33" style:parent-style-name="Fuentedepárrafopredeter." style:family="text">
      <style:text-properties fo:font-size="14pt" style:font-size-asian="14pt" style:font-size-complex="14pt"/>
    </style:style>
    <style:style style:name="P34" style:parent-style-name="Standard" style:family="paragraph">
      <style:text-properties fo:font-size="16pt" style:font-size-asian="16pt" style:font-size-complex="16pt"/>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fo:font-size="18pt" style:font-size-asian="18pt" style:font-size-complex="18pt"/>
    </style:style>
    <style:style style:name="P39" style:parent-style-name="Standard" style:family="paragraph">
      <style:text-properties fo:font-weight="bold" style:font-weight-asian="bold" style:font-weight-complex="bold"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weight="bold" style:font-weight-asian="bold" style:font-weight-complex="bold" fo:font-size="16pt" style:font-size-asian="16pt" style:font-size-complex="16pt"/>
    </style:style>
    <style:style style:name="T42" style:parent-style-name="Fuentedepárrafopredeter." style:family="text">
      <style:text-properties fo:font-size="16pt" style:font-size-asian="16pt" style:font-size-complex="16pt"/>
    </style:style>
    <style:style style:name="T43" style:parent-style-name="Fuentedepárrafopredeter." style:family="text">
      <style:text-properties fo:font-size="16pt" style:font-size-asian="16pt" style:font-size-complex="16pt"/>
    </style:style>
    <style:style style:name="T44" style:parent-style-name="Fuentedepárrafopredeter." style:family="text">
      <style:text-properties fo:font-size="16pt" style:font-size-asian="16pt" style:font-size-complex="16pt"/>
    </style:style>
    <style:style style:name="T45" style:parent-style-name="Fuentedepárrafopredeter." style:family="text">
      <style:text-properties fo:font-size="16pt" style:font-size-asian="16pt" style:font-size-complex="16pt"/>
    </style:style>
    <style:style style:name="T46" style:parent-style-name="Fuentedepárrafopredeter." style:family="text">
      <style:text-properties fo:font-size="16pt" style:font-size-asian="16pt" style:font-size-complex="16pt"/>
    </style:style>
    <style:style style:name="T47" style:parent-style-name="Fuentedepárrafopredeter." style:family="text">
      <style:text-properties fo:font-size="16pt" style:font-size-asian="16pt" style:font-size-complex="16pt"/>
    </style:style>
    <style:style style:name="T48" style:parent-style-name="Fuentedepárrafopredeter." style:family="text">
      <style:text-properties fo:font-size="16pt" style:font-size-asian="16pt" style:font-size-complex="16pt"/>
    </style:style>
    <style:style style:name="T49" style:parent-style-name="Fuentedepárrafopredeter." style:family="text">
      <style:text-properties fo:font-size="16pt" style:font-size-asian="16pt" style:font-size-complex="16pt"/>
    </style:style>
    <style:style style:name="T50" style:parent-style-name="Fuentedepárrafopredeter." style:family="text">
      <style:text-properties fo:font-size="16pt" style:font-size-asian="16pt" style:font-size-complex="16pt"/>
    </style:style>
    <style:style style:name="T51" style:parent-style-name="Fuentedepárrafopredeter." style:family="text">
      <style:text-properties fo:font-size="16pt" style:font-size-asian="16pt" style:font-size-complex="16pt"/>
    </style:style>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T54" style:parent-style-name="Fuentedepárrafopredeter."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fo:font-size="18pt" style:font-size-asian="18pt" style:font-size-complex="18pt"/>
    </style:style>
    <style:style style:name="P56" style:parent-style-name="Standard" style:family="paragraph">
      <style:text-properties fo:font-weight="bold" style:font-weight-asian="bold" style:font-weight-complex="bold"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weight="bold" style:font-weight-asian="bold" style:font-weight-complex="bold" fo:font-size="16pt" style:font-size-asian="16pt" style:font-size-complex="16pt"/>
    </style:style>
    <style:style style:name="P59" style:parent-style-name="Standard" style:family="paragraph">
      <style:text-properties fo:font-size="16pt" style:font-size-asian="16pt" style:font-size-complex="16pt"/>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fo:font-size="18pt" style:font-size-asian="18pt" style:font-size-complex="18pt"/>
    </style:style>
    <style:style style:name="T64" style:parent-style-name="Fuentedepárrafopredeter." style:family="text">
      <style:text-properties fo:font-weight="bold" style:font-weight-asian="bold" style:font-weight-complex="bold" fo:font-size="18pt" style:font-size-asian="18pt" style:font-size-complex="18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weight="bold" style:font-weight-asian="bold" style:font-weight-complex="bold" fo:font-size="16pt" style:font-size-asian="16pt" style:font-size-complex="16pt"/>
    </style:style>
    <style:style style:name="P67" style:parent-style-name="Standard" style:family="paragraph">
      <style:text-properties fo:font-size="16pt" style:font-size-asian="16pt" style:font-size-complex="16pt"/>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P71" style:parent-style-name="Standard" style:family="paragraph">
      <style:text-properties fo:font-weight="bold" style:font-weight-asian="bold" style:font-weight-complex="bold" fo:font-size="18pt" style:font-size-asian="18pt" style:font-size-complex="18pt"/>
    </style:style>
    <style:style style:name="P72" style:parent-style-name="Standard" style:family="paragraph">
      <style:text-properties fo:font-weight="bold" style:font-weight-asian="bold" style:font-weight-complex="bold" fo:font-size="16pt" style:font-size-asian="16pt" style:font-size-complex="16pt"/>
    </style:style>
    <style:style style:name="P73" style:parent-style-name="Standard" style:family="paragraph">
      <style:text-properties fo:font-size="16pt" style:font-size-asian="16pt" style:font-size-complex="16pt"/>
    </style:style>
    <style:style style:name="P74" style:parent-style-name="Standard" style:family="paragraph">
      <style:text-properties fo:font-weight="bold" style:font-weight-asian="bold" style:font-weight-complex="bold" fo:font-size="16pt" style:font-size-asian="16pt" style:font-size-complex="16pt"/>
    </style:style>
    <style:style style:name="P75" style:parent-style-name="Standard" style:family="paragraph">
      <style:text-properties fo:font-size="16pt" style:font-size-asian="16pt" style:font-size-complex="16pt"/>
    </style:style>
    <style:style style:name="T76" style:parent-style-name="Fuentedepárrafopredeter." style:family="text">
      <style:text-properties fo:font-weight="bold" style:font-weight-asian="bold" style:font-weight-complex="bold"/>
    </style:style>
    <style:style style:name="T77" style:parent-style-name="Fuentedepárrafopredeter." style:family="text">
      <style:text-properties fo:font-weight="bold" style:font-weight-asian="bold" style:font-weight-complex="bold"/>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fo:font-size="14pt" style:font-size-asian="14pt" style:font-size-complex="14pt"/>
    </style:style>
    <style:style style:name="P80" style:parent-style-name="Standard" style:family="paragraph">
      <style:text-properties fo:font-weight="bold" style:font-weight-asian="bold" style:font-weight-complex="bold" fo:font-size="18pt" style:font-size-asian="18pt" style:font-size-complex="18pt"/>
    </style:style>
    <style:style style:name="P81" style:parent-style-name="Standard" style:family="paragraph">
      <style:text-properties fo:font-weight="bold" style:font-weight-asian="bold" style:font-weight-complex="bold" fo:font-size="16pt" style:font-size-asian="16pt" style:font-size-complex="16pt"/>
    </style:style>
    <style:style style:name="P82" style:parent-style-name="Standard" style:family="paragraph">
      <style:text-properties fo:font-size="16pt" style:font-size-asian="16pt" style:font-size-complex="16pt"/>
    </style:style>
    <style:style style:name="P83" style:parent-style-name="Standard" style:family="paragraph">
      <style:text-properties fo:font-weight="bold" style:font-weight-asian="bold" style:font-weight-complex="bold" fo:font-size="16pt" style:font-size-asian="16pt" style:font-size-complex="16pt"/>
    </style:style>
    <style:style style:name="P84" style:parent-style-name="Standard" style:family="paragraph">
      <style:text-properties fo:font-size="16pt" style:font-size-asian="16pt" style:font-size-complex="16pt"/>
    </style:style>
    <style:style style:name="T85" style:parent-style-name="Fuentedepárrafopredeter." style:family="text">
      <style:text-properties fo:font-weight="bold" style:font-weight-asian="bold" style:font-weight-complex="bold"/>
    </style:style>
  </office:automatic-styles>
  <office:body>
    <office:text text:use-soft-page-breaks="true">
      <text:p text:style-name="P1"/>
      <text:p text:style-name="Standard"/>
      <text:p text:style-name="Standard"/>
      <text:h text:style-name="Título2" text:outline-level="2"><text:bookmark-start text:name="yui_3_17_2_1_1726591960385_25"/><text:bookmark-end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David Luis Mora</text:p>
      <text:p text:style-name="P4">2 - DAW<text:s/>- DOR</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Evuk.co</text:p>
      <text:p text:style-name="Standard"/>
      <text:p text:style-name="P7"><text:s/>¿Qué producto o servicio ofrecen?</text:p>
      <text:p text:style-name="Standard"/>
      <text:p text:style-name="P8">Dar noticias del mundo automovilístico</text:p>
      <text:p text:style-name="Standard"/>
      <text:p text:style-name="Standard"/>
      <text:p text:style-name="P9">¿Tienen un buen diseño?</text:p>
      <text:p text:style-name="Standard"/>
      <text:p text:style-name="P10">No porque en<text:s/>la estructura<text:s/>no queda claro para el usuario como esta puesta la información, dar confusión al navegar en la<text:s/>página,<text:s/>además<text:s/>como<text:s/>está<text:s/>hecho la<text:s/>página<text:s text:c="2"/>no es armónico con los colores y el fondo de la<text:s/>página.<text:s/>Además<text:s/>de la selección de colores de los enlaces y los títulos. Aparte hay enlaces que no funcionan o te<text:s/>llevan a<text:s/>otro sitio que no tiene nada que ver con la<text:s/>página, el tamaño de la imágenes y donde están colocados no siguen un orden,<text:s/>además<text:s/>no mantiene una separación las letras con las imágenes o con los demás elementos. Es un caos para el usuario poder navegar por la<text:s/>página.</text:p>
      <text:p text:style-name="Standard"/>
      <text:p text:style-name="Standard"><text:span text:style-name="T11">Enlace de la<text:s/></text:span><text:span text:style-name="T12">página</text:span><text:span text:style-name="T13">:</text:span><text:s text:c="2"/><text:a xlink:href="http://evuk.co.uk/" office:target-frame-name="_top" xlink:show="replace">http://evu<text:bookmark-start text:name="_Hlt177924204"/><text:bookmark-start text:name="_Hlt177924205"/>k<text:bookmark-end text:name="_Hlt177924204"/><text:bookmark-end text:name="_Hlt177924205"/>.co.uk/</text:a></text:p>
      <text:p text:style-name="Standard"/>
      <text:p text:style-name="Standard"/>
      <text:p text:style-name="Standard"/>
      <text:p text:style-name="Standard"><text:span text:style-name="T14">Chestertourist</text:span></text:p>
      <text:p text:style-name="P15"/>
      <text:p text:style-name="P16">¿Qué producto o servicio ofrecen?</text:p>
      <text:p text:style-name="P17"/>
      <text:p text:style-name="P18">La<text:s/>página<text:s/>ofrece información para turista como hoteles para reserva en Inglaterra, actividades en la localidad, lugares que visitar, aparcamiento para tener<text:s/>más<text:s/>fácil el encontrá si vas con vehículo. Todas las opciones que necesita un turista para poder realizar su actividad con la mayor comodidad posible.</text:p>
      <text:p text:style-name="P19"/>
      <text:p text:style-name="Standard"/>
      <text:p text:style-name="Standard"/>
      <text:p text:style-name="P20">¿Tienen un buen diseño?</text:p>
      <text:p text:style-name="P21"/>
      <text:p text:style-name="Standard"><text:span text:style-name="T22">No porque como<text:s/></text:span><text:span text:style-name="T23">está</text:span><text:span text:style-name="T24"><text:s/>hecho no es agradable para el usuario, el menú se podría hacer como una cabecera para que la navegación sea<text:s/></text:span><text:span text:style-name="T25">más</text:span><text:span text:style-name="T26"><text:s/>intuitiva y poner lo importante en la parte de arriba y la demás información ponerla abajo y de otra forma, en tema de estructura sigue un formato pero al entra las diferentes opciones no<text:s/></text:span><text:span text:style-name="T27">está</text:span><text:span text:style-name="T28"><text:s/>bien puesto los diferentes elementos que<text:s/></text:span><text:span text:style-name="T29">está</text:span><text:span text:style-name="T30"><text:s/>compuesto la<text:s/></text:span><text:span text:style-name="T31">página</text:span><text:span text:style-name="T32">.</text:span><text:span text:style-name="T33"><text:s/>La pagina es adaptable para diferentes dispositivo moviles</text:span></text:p>
      <text:p text:style-name="P34"/>
      <text:p text:style-name="Standard"/>
      <text:p text:style-name="Standard"/>
      <text:p text:style-name="Standard"/>
      <text:p text:style-name="Standard"><text:span text:style-name="T35">Enlace de la<text:s/></text:span><text:span text:style-name="T36">página</text:span><text:span text:style-name="T37">:</text:span><text:s text:c="3"/><text:a xlink:href="http://www.chestertourist.com/morehotels.htm" office:target-frame-name="_top" xlink:show="replace">http://www.chestertourist.c<text:bookmark-start text:name="_Hlt177923987"/><text:bookmark-start text:name="_Hlt177923988"/>o<text:bookmark-end text:name="_Hlt177923987"/><text:bookmark-end text:name="_Hlt177923988"/>m/morehotels.htm</text:a></text:p>
      <text:p text:style-name="Standard"/>
      <text:p text:style-name="Standard"/>
      <text:p text:style-name="Standard"/>
      <text:p text:style-name="Standard"/>
      <text:p text:style-name="P38">Dokimos</text:p>
      <text:p text:style-name="Standard"/>
      <text:p text:style-name="P39"><text:s/>¿Qué producto o servicio ofrecen?</text:p>
      <text:p text:style-name="Standard"/>
      <text:p text:style-name="P40">Vende el servicio de dominio</text:p>
      <text:p text:style-name="Standard"/>
      <text:p text:style-name="Standard"/>
      <text:p text:style-name="P41">¿Tienen un buen diseño?</text:p>
      <text:p text:style-name="Standard"/>
      <text:p text:style-name="Standard"><text:span text:style-name="T42">Si, tiene muy buena estructura la<text:s/></text:span><text:span text:style-name="T43">página</text:span><text:span text:style-name="T44">,<text:s/></text:span><text:span text:style-name="T45">está</text:span><text:span text:style-name="T46"><text:s/>bien organizado la información, no es confuso el navegar en ella, los colores son agradable para el usuario, lo único malo que se podía decir es que para poder ir para atrás en la<text:s/></text:span><text:span text:style-name="T47">página</text:span><text:span text:style-name="T48"><text:s/>no tiene esa posible navegación con algún registro de por<text:s/></text:span><text:span text:style-name="T49">dónde</text:span><text:span text:style-name="T50"><text:s/>vas yendo</text:span><text:span text:style-name="T51">. <text:s/>Lo único que no es responsive para diferentes dispositivo</text:span></text:p>
      <text:p text:style-name="Standard"/>
      <text:p text:style-name="Standard"/>
      <text:p text:style-name="Standard"/>
      <text:p text:style-name="Standard"><text:span text:style-name="T52">Enlace de la<text:s/></text:span><text:span text:style-name="T53">página</text:span><text:span text:style-name="T54">:<text:s/></text:span><text:a xlink:href="https://www.dokimos.org/lander" office:target-frame-name="_top" xlink:show="replace">https://www.dokim<text:bookmark-start text:name="_Hlt177923909"/><text:bookmark-start text:name="_Hlt177923910"/>o<text:bookmark-end text:name="_Hlt177923909"/><text:bookmark-end text:name="_Hlt177923910"/>s.org/lander</text:a></text:p>
      <text:p text:style-name="Standard"/>
      <text:p text:style-name="Standard"/>
      <text:p text:style-name="Standard"/>
      <text:p text:style-name="Standard"/>
      <text:p text:style-name="Standard"/>
      <text:p text:style-name="Standard"/>
      <text:p text:style-name="P55">Hrodc</text:p>
      <text:p text:style-name="Standard"/>
      <text:p text:style-name="P56"><text:s/>¿Qué producto o servicio ofrecen?</text:p>
      <text:p text:style-name="Standard"/>
      <text:p text:style-name="P57">Programas de diploma de posgrado y certificado de posgrado</text:p>
      <text:p text:style-name="Standard"/>
      <text:p text:style-name="Standard"/>
      <text:p text:style-name="P58">¿Tienen un buen diseño?</text:p>
      <text:p text:style-name="Standard"/>
      <text:p text:style-name="P59">No, porque es confuso al navegar en la<text:s/>página, la<text:s/>página<text:s/>no sigue la<text:s/>estructura establecida<text:s/>de las<text:s/>páginas<text:s/>además<text:s/>como<text:s/>está<text:s/>colocado la información no sabes<text:s/>cuánto<text:s/>vale su servicio. Es<text:s/>responsive,<text:s/>pero hasta un cierto tamaño ya después los elementos de la<text:s/>página<text:s/>intenta poner como pueden</text:p>
      <text:p text:style-name="Standard"/>
      <text:p text:style-name="Standard"><text:span text:style-name="T60">Enlace de la<text:s/></text:span><text:span text:style-name="T61">página</text:span><text:span text:style-name="T62">:</text:span><text:s/><text:a xlink:href="https://www.hrodc.com/" office:target-frame-name="_top" xlink:show="replace">https://www.hro<text:bookmark-start text:name="_Hlt177923842"/><text:bookmark-start text:name="_Hlt177923843"/>d<text:bookmark-end text:name="_Hlt177923842"/><text:bookmark-end text:name="_Hlt177923843"/>c.com/</text:a></text:p>
      <text:p text:style-name="Standard"/>
      <text:p text:style-name="Standard"/>
      <text:p text:style-name="Standard"/>
      <text:p text:style-name="P63">Zombo</text:p>
      <text:p text:style-name="Standard"/>
      <text:p text:style-name="Standard"><text:s/><text:span text:style-name="T64">¿Qué producto o servicio ofrecen?</text:span></text:p>
      <text:p text:style-name="Standard"/>
      <text:p text:style-name="P65">No ofrece ningún servicio ni producto</text:p>
      <text:p text:style-name="Standard"/>
      <text:p text:style-name="P66">¿Tienen un buen diseño?</text:p>
      <text:p text:style-name="Standard"/>
      <text:p text:style-name="P67">No, porque es solo una<text:s/>imagen y<text:s/>un audio. No ofrece nada mas la pagina</text:p>
      <text:p text:style-name="Standard"/>
      <text:p text:style-name="Standard"/>
      <text:p text:style-name="Standard"/>
      <text:p text:style-name="Standard"><text:span text:style-name="T68">Enlace de la<text:s/></text:span><text:span text:style-name="T69">página</text:span><text:span text:style-name="T70">:<text:s/></text:span><text:a xlink:href="https://www.zombo.com/" office:target-frame-name="_top" xlink:show="replace">https://www<text:bookmark-start text:name="_Hlt177923688"/><text:bookmark-start text:name="_Hlt177923689"/>.<text:bookmark-end text:name="_Hlt177923688"/><text:bookmark-end text:name="_Hlt177923689"/>zombo.com/</text:a><text:line-break/></text:p>
      <text:p text:style-name="Standard"/>
      <text:p text:style-name="Standard"/>
      <text:p text:style-name="Standard"/>
      <text:p text:style-name="Standard"/>
      <text:p text:style-name="P71">Jodi</text:p>
      <text:p text:style-name="Standard"/>
      <text:p text:style-name="P72"><text:s/>¿Qué producto o servicio ofrecen?</text:p>
      <text:p text:style-name="Standard"/>
      <text:p text:style-name="P73">No queda claro que ofrece la pagina</text:p>
      <text:p text:style-name="Standard"/>
      <text:p text:style-name="Standard"/>
      <text:p text:style-name="P74">¿Tienen un buen diseño?</text:p>
      <text:p text:style-name="Standard"/>
      <text:p text:style-name="P75">No, es un caos navegar por la<text:s/>página,<text:s/>está<text:s/>mal estructurado, mal la selección de colores.<text:s/>Son solo símbolos en algún parte de la pagina, alguno nombre aleatorio que poner la pagina. No tiene ningún sentido la pagina</text:p>
      <text:p text:style-name="Standard"/>
      <text:p text:style-name="Standard"><text:span text:style-name="T76">Enlace de la<text:s/></text:span><text:span text:style-name="T77">página</text:span><text:span text:style-name="T78">:</text:span><text:span text:style-name="T79"><text:s/></text:span><text:a xlink:href="http://wwwwwwwww.jodi.org/100cc/index.html" office:target-frame-name="_top" xlink:show="replace">http://wwwwwwwww.jod<text:bookmark-start text:name="_Hlt177924386"/><text:bookmark-start text:name="_Hlt177924387"/>i<text:bookmark-end text:name="_Hlt177924386"/><text:bookmark-end text:name="_Hlt177924387"/>.<text:bookmark-start text:name="_Hlt177923428"/><text:bookmark-start text:name="_Hlt177923429"/>o<text:bookmark-end text:name="_Hlt177923428"/><text:bookmark-end text:name="_Hlt177923429"/>rg/100cc/index.html</text:a></text:p>
      <text:p text:style-name="Standard"/>
      <text:p text:style-name="Standard"/>
      <text:p text:style-name="Standard"/>
      <text:p text:style-name="Standard"/>
      <text:p text:style-name="P80">Nvidia</text:p>
      <text:p text:style-name="Standard"/>
      <text:p text:style-name="P81"><text:s/>¿Qué producto o servicio ofrecen?</text:p>
      <text:p text:style-name="Standard"/>
      <text:p text:style-name="P82">Venta de hardware <text:s/>y software</text:p>
      <text:p text:style-name="Standard"/>
      <text:p text:style-name="Standard"/>
      <text:p text:style-name="P83">¿Tienen un buen diseño?</text:p>
      <text:p text:style-name="Standard"/>
      <text:p text:style-name="P84">Si, muy intuitivo la<text:s/>página, bien estructurado, es fácil navegar por ella, la selección de colores muy acorde, como están colocado las imagen buen tamaño <text:s/>y buen lugar.<text:s/>También<text:s/>es responsive<text:s/>para diferentes dispositivo</text:p>
      <text:p text:style-name="Standard"/>
      <text:p text:style-name="Standard"/>
      <text:p text:style-name="Standard"/>
      <text:p text:style-name="Standard"><text:span text:style-name="T85">Enlace de la pagina:<text:s/></text:span><text:a xlink:href="https://www.nvidia.com/es-es/" office:target-frame-name="_top" xlink:show="replace">https://www.nv<text:bookmark-start text:name="_Hlt177923403"/><text:bookmark-start text:name="_Hlt177923404"/>i<text:bookmark-end text:name="_Hlt177923403"/><text:bookmark-end text:name="_Hlt177923404"/>dia.com/es-es/</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24-09-17T17:54:00Z</meta:creation-date>
    <dc:date>2024-09-22T18:13:00Z</dc:date>
    <meta:print-date>2024-09-22T18:12:00Z</meta:print-date>
    <meta:template xlink:href="Normal.dotm" xlink:type="simple"/>
    <meta:editing-cycles>7</meta:editing-cycles>
    <meta:editing-duration>PT4500S</meta:editing-duration>
    <meta:document-statistic meta:page-count="5" meta:paragraph-count="8" meta:word-count="639" meta:character-count="4146" meta:row-count="29" meta:non-whitespace-character-count="3515"/>
  </office:meta>
</office:document-meta>
</file>